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justify"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color="#000000"/>
    </style:style>
    <style:style style:name="P4" style:family="paragraph" style:parent-style-name="Standard">
      <style:paragraph-properties fo:text-align="justify" style:justify-single-word="false" style:writing-mode="lr-tb"/>
      <style:text-properties fo:color="#000000"/>
    </style:style>
    <style:style style:name="P5" style:family="paragraph" style:parent-style-name="Standard">
      <style:paragraph-properties fo:text-align="justify" style:justify-single-word="false" style:writing-mode="lr-tb"/>
    </style:style>
    <style:style style:name="T1" style:family="text">
      <style:text-properties fo:color="#000000"/>
    </style:style>
    <style:style style:name="T2" style:family="text">
      <style:text-properties fo:color="#ff0000"/>
    </style:style>
    <style:style style:name="T3" style:family="text">
      <style:text-properties fo:color="#ff950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fter analysing the vision systems from last year, we decided to use Group 3’s as a base, due to it being well documented, intuitive to use, and already having basic detection and customisable thresholds in the GUI. <text:s/>This meant we improve the system without having to focus on trivialities such as detecting the ball. The first area we looked at improving was calculating the orientation. The original method used the centroid on the ‘T’ and the black dot to calculate an angle. In order to find the black dot, we had to set thresholds to detect dark colours. Due to variable lighting, these thresholds would become invalid across the pitch, rendering this method inaccurate. </text:p>
      <text:p text:style-name="P2">We attempted to find the orientation with other methods. Combining edge detection and universal principal axes slowed the machine to 4 FPS and geometrical analysis of the T required an ideal T across the pitch (impossible due to the variable lighting). The strongest method was <text:span text:style-name="T1">a blob detection algorithm which took all colours matching the threshold values, and returned the coordinates belonging to the largest collection. This fixed the issue of variable lighting – regardless if the returned colour was solid or sparse</text:span>, the blob would be the largest item on the pitch of that colour. We still had problems detecting the blue plate on the side pitch and the yellow plate on the main pitch, which we attempted to solve with <text:span text:style-name="T1">background subtraction. This would limit the search space, decreasing the potential for misclassification and the time needed to run since we dealt with a fraction of the image. Other improvements included fixing ‘save’ and ‘load’ threshold buttons and an angle smoothing algorithm to correct the variability of the orientation detection. </text:span></text:p>
      <text:p text:style-name="P2"><text:span text:style-name="T1">These improvements were stopped on March 2nd by a segmentation fault that arose every time we ran the Vision system (see appendix for error code). Previously working commits on Github also contained the error – this was not something we had casually introduced. We could eliminate the segmentation fault by removing the lines of code that threw an “No Angle Exception” but since Group 3’s code still ran fine with that line, we knew this had not solved the problem. Most likely, an external library change caused an unintended consequence in our code</text:span><text:span text:style-name="T2">. </text:span><text:span text:style-name="T1">Regardless of the cause of the error, the team decided it was better to change the whole vision system than to continue with an unpredictable system. The modular design of our system became an unintended proof of concept when we swapped our vision system with Group 5’s vision from the previous year. The Java-based implementation allowed for easy integration, and the structure of our system enabled a successful changeover within twelve hours. </text:span></text:p>
      <text:p text:style-name="P5"><text:span text:style-name="T1">This new vision system was chosen as it was feature-complete with basic pre-processing and detection facilities. The similarities between the systems meant we could transfer and integrate previous improvements, such as blob detection. A new vision system also introduced new opportunities for improvement. </text:span></text:p>
      <text:p text:style-name="P2"><text:span text:style-name="T1">There was also provided a basic method of barrel correction. Although this barrel correction was useful, it was computationally expensive, and was by no means perfect. On top of this it was very hard to understand the logic behind the implementation, so we decided to re-write it completely. This was important as it was necessary to accurately detect the edge of the pitch, accurately predict the trajectory of the ball and a rectangular pitch is necessary for A* path search – without the correction, straight lines would appear curved when internally represented.</text:span></text:p>
      <text:p text:style-name="P3">The system also had an accurate method of calculating the angle, using heuristic based <text:s/>pattern matching. This method would completely rotate twenty points around the centroid of the object, comparing the points at each degree to an expected colour. If the colour matched, the angle would receive a higher heuristic. Afterwards, the highest heuristic would be used as the angle. <text:s/></text:p>
      <text:p text:style-name="P2"><text:span text:style-name="T1">To improve the accuracy of our detected angle, we employed a statistical method known as Chauvenet’s Criterion. Using the normal distribution and a queue of the past seven angles, we compare the standard deviation of the group of angles to each individual angle. If the subtracted angle lies outside the criterion (.5), the value is discarded. The remain angles are then averaged to compute the angle. The table below indicates the performance increase:</text:span></text:p>
      <table:table table:name="Table1" table:style-name="Table1">
        <table:table-column table:style-name="Table1.A" table:number-columns-repeated="2"/>
        <table:table-row>
          <table:table-cell table:style-name="Table1.A1" office:value-type="string">
            <text:p text:style-name="P1">Previous Vision System</text:p>
          </table:table-cell>
          <table:table-cell table:style-name="Table1.B1" office:value-type="string">
            <text:p text:style-name="P1">Current Vision System</text:p>
          </table:table-cell>
        </table:table-row>
        <table:table-row>
          <table:table-cell table:style-name="Table1.A2" office:value-type="string">
            <text:p text:style-name="P1">Standard Deviation – Angle 0.139</text:p>
          </table:table-cell>
          <table:table-cell table:style-name="Table1.B2" office:value-type="string">
            <text:p text:style-name="P1">Standard Deviation - 0.0328</text:p>
          </table:table-cell>
        </table:table-row>
      </table:table>
      <text:p text:style-name="P2"/>
      <text:p text:style-name="P2"><text:soft-page-break/><text:span text:style-name="T1">We improved on the position detection by using the GUI to select the initial reference colours with which the blob detection works, finding a range of values based on this colour value. This provided for a much more accurate and reliable detection, </text:span>as the original methods used hardcoded reference values and took into account any similar pixel on the image, even if it was not part of the robot. An adaptive reference tracking method was developed to <text:span text:style-name="T1">effectively handle different lighting conditions. This simply updated the reference colours with the values of the currently detected position (so long as it was similar enough, to prevent loosing track of the relevant object).</text:span></text:p>
      <text:p text:style-name="P4">We also felt that it would be advantageous to reduce the noise present in the video image, so a simple Noise Reduction filter was implemented using Gaussian bl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cott Hofman</meta:initial-creator>
    <meta:creation-date>2012-04-25T10:41:13</meta:creation-date>
    <meta:document-statistic meta:table-count="1" meta:image-count="0" meta:object-count="0" meta:page-count="2" meta:paragraph-count="13" meta:word-count="877" meta:character-count="5387"/>
    <dc:date>2012-04-25T13:04:57</dc:date>
    <dc:creator>Scott Hofman</dc:creator>
    <meta:editing-duration>PT01H22M21S</meta:editing-duration>
    <meta:editing-cycles>1</meta:editing-cycles>
    <meta:generator>OpenOffice.org/3.2$Unix OpenOffice.org_project/320m19$Build-9505</meta:generator>
  </office:meta>
</office:document-meta>
</file>